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text-align="center" style:justify-single-word="false"/>
      <style:text-properties fo:background-color="#ffff00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font-size="18pt" fo:background-color="#ffffff" style:font-size-asian="18pt" style:font-size-complex="18pt"/>
    </style:style>
    <style:style style:name="P5" style:family="paragraph" style:parent-style-name="Standard" style:master-page-name="MP0">
      <style:paragraph-properties style:page-number="auto" fo:break-before="page"/>
      <style:text-properties fo:background-color="#ff3333"/>
    </style:style>
    <style:style style:name="T1" style:family="text">
      <style:text-properties fo:background-color="#ffffff"/>
    </style:style>
    <style:style style:name="T2" style:family="text">
      <style:text-properties fo:font-size="18pt" fo:background-color="#fffff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taurant Town 2.0 – Smart Utilities</text:p>
      <text:p text:style-name="P2">VISIONE PANORAMICA </text:p>
      <text:p text:style-name="P3">Si vuole realizzare un applicativo software per la semplificazione degli ordini in ambito ristorativo, riapplicabile anche in altri ambiti.</text:p>
      <text:p text:style-name="P3">Lo scopo principale è permettere a coloro che usufruiscono del servizio di tempistiche veloci e qualità del prodotto ottimale.</text:p>
      <text:p text:style-name="P3">Il cliente ha la possibilità di scegliere tramite applicativo le pietanze direttamente dal tavolo senza l’effettivo ordine del cameriere. I camerieri si occuperanno semplicemente di portare i piatti ai clienti.</text:p>
      <text:p text:style-name="P3">In cucina, lo chef avrà a disposizione tutti gli ordini di ogni tavolo cosi da poterli gestire con tempistiche sempre più efficienti.</text:p>
      <text:p text:style-name="P3">Tramite il software sarà possibile aggiungere, modificare o cancellare ordini e nel caso si voglia anche il pagamento del pasto.</text:p>
      <text:p text:style-name="P3">Nel caso in cui si presentano problematiche con il software, la presenza di un gestore specializzato per la risoluzione.</text:p>
      <text:p text:style-name="P3">I vantaggi che si otterrebbero da questo applicativo sono:</text:p>
      <text:p text:style-name="P3">-riduzione tempistiche ordini (algoritmo smistamento ordini).</text:p>
      <text:p text:style-name="P3">-riduzione costi personale.</text:p>
      <text:p text:style-name="P3">-maggiore efficienza negli ordini.</text:p>
      <text:p text:style-name="P3">-assistenza personale su richiesta.</text:p>
      <text:p text:style-name="P3">-costante aggiornamento del menù (in base ai piatti più richiesti).</text:p>
      <text:p text:style-name="P3">-feedback cliente (recensione).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ttori:</text:p>
      <text:p text:style-name="P3">Cliente</text:p>
      <text:p text:style-name="P3">Cameriere</text:p>
      <text:p text:style-name="P3">Chef</text:p>
      <text:p text:style-name="P3">GestoreApplicativo (installazione. Manutenzione e dismissione)</text:p>
      <text:p text:style-name="P3">Tempo</text:p>
      <text:p text:style-name="P3">Cassiere</text:p>
      <text:p text:style-name="P3"/>
      <text:p text:style-name="P3">Casi d’uso:</text:p>
      <text:p text:style-name="P3">Visualizza menù</text:p>
      <text:p text:style-name="P3"><text:soft-page-break/>Effettua ordine</text:p>
      <text:p text:style-name="P3">Modifica ordine</text:p>
      <text:p text:style-name="P3">Cancella ordine</text:p>
      <text:p text:style-name="P3">Effettua recensione</text:p>
      <text:p text:style-name="P3">Richiesta assistenza (Cliente, Chef)</text:p>
      <text:p text:style-name="P3">Effettua pagamento</text:p>
      <text:p text:style-name="P3"/>
      <text:p text:style-name="P3">Assistenza fornita (GestoreApplicativo e Cameriere)</text:p>
      <text:p text:style-name="P3">Prepara tavolo</text:p>
      <text:p text:style-name="P3">Consegna ordine</text:p>
      <text:p text:style-name="P3">Sparecchia tavolo</text:p>
      <text:p text:style-name="P3">Consegna ordine</text:p>
      <text:p text:style-name="P3"/>
      <text:p text:style-name="P3"/>
      <text:p text:style-name="P3">Riceve e visualizza ordine -</text:p>
      <text:p text:style-name="P3">Prepara portata</text:p>
      <text:p text:style-name="P3">Aggiorna menù</text:p>
      <text:p text:style-name="P3"/>
      <text:p text:style-name="P3">Manutenzione</text:p>
      <text:p text:style-name="P4">Installazione </text:p>
      <text:p text:style-name="P1"><text:span text:style-name="Car._20_predefinito_20_paragrafo"><text:span text:style-name="T2">Dismissi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Arial Unicode M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Arial Unicode M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Matteo Guerrini</meta:initial-creator>
    <dc:creator>Giuseppe Orlandi</dc:creator>
    <meta:creation-date>2019-09-30T07:18:00Z</meta:creation-date>
    <dc:date>2020-03-12T20:20:36.34</dc:date>
    <meta:editing-cycles>11</meta:editing-cycles>
    <meta:editing-duration>PT3H7M11S</meta:editing-duration>
    <meta:document-statistic meta:table-count="0" meta:image-count="0" meta:object-count="0" meta:page-count="3" meta:paragraph-count="41" meta:word-count="230" meta:character-count="16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